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90.2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7.86pt" svg:height="416.69pt" svg:x="106.33pt" svg:y="17.55pt">
            <loext:p draw:notify-on-update-of-ranges="Sheet1.B1:Sheet1.B1 Sheet1.B2:Sheet1.B17 Sheet1.C1:Sheet1.C1 Sheet1.C2:Sheet1.C17 Sheet1.D1:Sheet1.D1 Sheet1.D2:Sheet1.D17 Sheet1.E1:Sheet1.E1 Sheet1.E2:Sheet1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Log2_23467</text:p>
          </table:table-cell>
          <table:table-cell office:value-type="string" calcext:value-type="string">
            <text:p>Log2_134567</text:p>
          </table:table-cell>
          <table:table-cell office:value-type="string" calcext:value-type="string">
            <text:p>Nolog_23467</text:p>
          </table:table-cell>
          <table:table-cell office:value-type="string" calcext:value-type="string">
            <text:p>Nolog_134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271677791" calcext:value-type="float">
            <text:p>0.9042716778</text:p>
          </table:table-cell>
          <table:table-cell office:value-type="float" office:value="0.946983916121" calcext:value-type="float">
            <text:p>0.9469839161</text:p>
          </table:table-cell>
          <table:table-cell office:value-type="float" office:value="0.959477016386" calcext:value-type="float">
            <text:p>0.9594770164</text:p>
          </table:table-cell>
          <table:table-cell office:value-type="float" office:value="0.973111394953" calcext:value-type="float">
            <text:p>0.973111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6458746362" calcext:value-type="float">
            <text:p>0.9564587464</text:p>
          </table:table-cell>
          <table:table-cell office:value-type="float" office:value="0.975837870433" calcext:value-type="float">
            <text:p>0.9758378704</text:p>
          </table:table-cell>
          <table:table-cell office:value-type="float" office:value="0.974943610194" calcext:value-type="float">
            <text:p>0.9749436102</text:p>
          </table:table-cell>
          <table:table-cell office:value-type="float" office:value="0.991087651442" calcext:value-type="float">
            <text:p>0.9910876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5837870433" calcext:value-type="float">
            <text:p>0.9758378704</text:p>
          </table:table-cell>
          <table:table-cell office:value-type="float" office:value="0.982428207146" calcext:value-type="float">
            <text:p>0.9824282071</text:p>
          </table:table-cell>
          <table:table-cell office:value-type="float" office:value="0.991087651442" calcext:value-type="float">
            <text:p>0.9910876514</text:p>
          </table:table-cell>
          <table:table-cell office:value-type="float" office:value="0.993714113791" calcext:value-type="float">
            <text:p>0.9937141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2428207146" calcext:value-type="float">
            <text:p>0.9824282071</text:p>
          </table:table-cell>
          <table:table-cell office:value-type="float" office:value="0.984499805202" calcext:value-type="float">
            <text:p>0.9844998052</text:p>
          </table:table-cell>
          <table:table-cell table:number-columns-repeated="2" office:value-type="float" office:value="0.993714113791" calcext:value-type="float">
            <text:p>0.9937141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4499805202" calcext:value-type="float">
            <text:p>0.9844998052</text:p>
          </table:table-cell>
          <table:table-cell office:value-type="float" office:value="0.986879384211" calcext:value-type="float">
            <text:p>0.9868793842</text:p>
          </table:table-cell>
          <table:table-cell table:number-columns-repeated="2" office:value-type="float" office:value="0.993714113791" calcext:value-type="float">
            <text:p>0.9937141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6879384211" calcext:value-type="float">
            <text:p>0.9868793842</text:p>
          </table:table-cell>
          <table:table-cell office:value-type="float" office:value="0.987858927792" calcext:value-type="float">
            <text:p>0.9878589278</text:p>
          </table:table-cell>
          <table:table-cell office:value-type="float" office:value="0.993714113791" calcext:value-type="float">
            <text:p>0.9937141138</text:p>
          </table:table-cell>
          <table:table-cell office:value-type="float" office:value="0.994559178392" calcext:value-type="float">
            <text:p>0.9945591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7858927792" calcext:value-type="float">
            <text:p>0.9878589278</text:p>
          </table:table-cell>
          <table:table-cell office:value-type="float" office:value="0.988350642534" calcext:value-type="float">
            <text:p>0.9883506425</text:p>
          </table:table-cell>
          <table:table-cell office:value-type="float" office:value="0.993714113791" calcext:value-type="float">
            <text:p>0.9937141138</text:p>
          </table:table-cell>
          <table:table-cell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8350642534" calcext:value-type="float">
            <text:p>0.9883506425</text:p>
          </table:table-cell>
          <table:table-cell office:value-type="float" office:value="0.989376114925" calcext:value-type="float">
            <text:p>0.9893761149</text:p>
          </table:table-cell>
          <table:table-cell office:value-type="float" office:value="0.994559178392" calcext:value-type="float">
            <text:p>0.9945591784</text:p>
          </table:table-cell>
          <table:table-cell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989376114925" calcext:value-type="float">
            <text:p>0.9893761149</text:p>
          </table:table-cell>
          <table:table-cell office:value-type="float" office:value="0.994559178392" calcext:value-type="float">
            <text:p>0.9945591784</text:p>
          </table:table-cell>
          <table:table-cell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9376114925" calcext:value-type="float">
            <text:p>0.9893761149</text:p>
          </table:table-cell>
          <table:table-cell office:value-type="float" office:value="0.989745003125" calcext:value-type="float">
            <text:p>0.9897450031</text:p>
          </table:table-cell>
          <table:table-cell table:number-columns-repeated="2" office:value-type="float" office:value="0.99499712401" calcext:value-type="float">
            <text:p>0.994997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989745003125" calcext:value-type="float">
            <text:p>0.9897450031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242023941" calcext:value-type="float">
            <text:p>0.99524202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989745003125" calcext:value-type="float">
            <text:p>0.9897450031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242023941" calcext:value-type="float">
            <text:p>0.9952420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9745003125" calcext:value-type="float">
            <text:p>0.9897450031</text:p>
          </table:table-cell>
          <table:table-cell office:value-type="float" office:value="0.989922276181" calcext:value-type="float">
            <text:p>0.9899222762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242023941" calcext:value-type="float">
            <text:p>0.9952420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989922276181" calcext:value-type="float">
            <text:p>0.9899222762</text:p>
          </table:table-cell>
          <table:table-cell office:value-type="float" office:value="0.99499712401" calcext:value-type="float">
            <text:p>0.994997124</text:p>
          </table:table-cell>
          <table:table-cell office:value-type="float" office:value="0.995420970468" calcext:value-type="float">
            <text:p>0.99542097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9922276181" calcext:value-type="float">
            <text:p>0.9899222762</text:p>
          </table:table-cell>
          <table:table-cell office:value-type="float" office:value="0.990062080587" calcext:value-type="float">
            <text:p>0.9900620806</text:p>
          </table:table-cell>
          <table:table-cell office:value-type="float" office:value="0.995242023941" calcext:value-type="float">
            <text:p>0.9952420239</text:p>
          </table:table-cell>
          <table:table-cell office:value-type="float" office:value="0.995420970468" calcext:value-type="float">
            <text:p>0.9954209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990062080587" calcext:value-type="float">
            <text:p>0.9900620806</text:p>
          </table:table-cell>
          <table:table-cell office:value-type="float" office:value="0.995242023941" calcext:value-type="float">
            <text:p>0.9952420239</text:p>
          </table:table-cell>
          <table:table-cell office:value-type="float" office:value="0.995420970468" calcext:value-type="float">
            <text:p>0.9954209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23:23:08.222684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53:39.397033818</meta:creation-date>
    <dc:date>2017-10-11T23:31:29.996283945</dc:date>
    <meta:editing-duration>PT2H7M48S</meta:editing-duration>
    <meta:editing-cycles>4</meta:editing-cycles>
    <meta:generator>LibreOffice/5.1.6.2$Linux_X86_64 LibreOffice_project/1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09cm" svg:height="14.701cm" xlink:href=".." xlink:type="simple" chart:class="chart:line" chart:style-name="ch1">
        <chart:title svg:x="7.301cm" svg:y="0.43cm" chart:style-name="ch2">
          <text:p>Pearson correlation coefficient comparison</text:p>
        </chart:title>
        <chart:legend chart:legend-position="end" svg:x="19.695cm" svg:y="6.304cm" style:legend-expansion="high" chart:style-name="ch3"/>
        <chart:plot-area chart:style-name="ch4" table:cell-range-address="Sheet1.B1:Sheet1.E17" chart:data-source-has-labels="row" svg:x="1.475cm" svg:y="1.503cm" svg:width="17.756cm" svg:height="11.923cm">
          <chartooo:coordinate-region svg:x="2.387cm" svg:y="1.702cm" svg:width="16.658cm" svg:height="11.077cm"/>
          <chart:axis chart:dimension="x" chart:name="primary-x" chart:style-name="ch5">
            <chart:title svg:x="8.616cm" svg:y="13.72cm" chart:style-name="ch6">
              <text:p>max_cycle_abundance</text:p>
            </chart:title>
          </chart:axis>
          <chart:axis chart:dimension="y" chart:name="primary-y" chart:style-name="ch5">
            <chart:title svg:x="0.451cm" svg:y="7.865cm" chart:style-name="ch7">
              <text:p>PCC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line">
            <chart:data-point chart:repeated="16"/>
          </chart:series>
          <chart:series chart:style-name="ch10" chart:values-cell-range-address="Sheet1.C2:Sheet1.C17" chart:label-cell-address="Sheet1.C1:Sheet1.C1" chart:class="chart:line">
            <chart:data-point chart:repeated="16"/>
          </chart:series>
          <chart:series chart:style-name="ch11" chart:values-cell-range-address="Sheet1.D2:Sheet1.D17" chart:label-cell-address="Sheet1.D1:Sheet1.D1" chart:class="chart:line">
            <chart:data-point chart:repeated="16"/>
          </chart:series>
          <chart:series chart:style-name="ch12" chart:values-cell-range-address="Sheet1.E2:Sheet1.E17" chart:label-cell-address="Sheet1.E1:Sheet1.E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2_23467</text:p>
                <draw:g>
                  <svg:desc>Sheet1.B1:Sheet1.B1</svg:desc>
                </draw:g>
              </table:table-cell>
              <table:table-cell office:value-type="string">
                <text:p>Log2_134567</text:p>
                <draw:g>
                  <svg:desc>Sheet1.C1:Sheet1.C1</svg:desc>
                </draw:g>
              </table:table-cell>
              <table:table-cell office:value-type="string">
                <text:p>Nolog_23467</text:p>
                <draw:g>
                  <svg:desc>Sheet1.D1:Sheet1.D1</svg:desc>
                </draw:g>
              </table:table-cell>
              <table:table-cell office:value-type="string">
                <text:p>Nolog_13456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271677791">
                <text:p>0.904271677791</text:p>
                <draw:g>
                  <svg:desc>Sheet1.B2:Sheet1.B17</svg:desc>
                </draw:g>
              </table:table-cell>
              <table:table-cell office:value-type="float" office:value="0.946983916121">
                <text:p>0.946983916121</text:p>
                <draw:g>
                  <svg:desc>Sheet1.C2:Sheet1.C17</svg:desc>
                </draw:g>
              </table:table-cell>
              <table:table-cell office:value-type="float" office:value="0.959477016386">
                <text:p>0.959477016386</text:p>
                <draw:g>
                  <svg:desc>Sheet1.D2:Sheet1.D17</svg:desc>
                </draw:g>
              </table:table-cell>
              <table:table-cell office:value-type="float" office:value="0.973111394953">
                <text:p>0.973111394953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6458746362">
                <text:p>0.956458746362</text:p>
              </table:table-cell>
              <table:table-cell office:value-type="float" office:value="0.975837870433">
                <text:p>0.975837870433</text:p>
              </table:table-cell>
              <table:table-cell office:value-type="float" office:value="0.974943610194">
                <text:p>0.974943610194</text:p>
              </table:table-cell>
              <table:table-cell office:value-type="float" office:value="0.991087651442">
                <text:p>0.991087651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5837870433">
                <text:p>0.975837870433</text:p>
              </table:table-cell>
              <table:table-cell office:value-type="float" office:value="0.982428207146">
                <text:p>0.982428207146</text:p>
              </table:table-cell>
              <table:table-cell office:value-type="float" office:value="0.991087651442">
                <text:p>0.991087651442</text:p>
              </table:table-cell>
              <table:table-cell office:value-type="float" office:value="0.993714113791">
                <text:p>0.993714113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2428207146">
                <text:p>0.982428207146</text:p>
              </table:table-cell>
              <table:table-cell office:value-type="float" office:value="0.984499805202">
                <text:p>0.984499805202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3714113791">
                <text:p>0.993714113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4499805202">
                <text:p>0.984499805202</text:p>
              </table:table-cell>
              <table:table-cell office:value-type="float" office:value="0.986879384211">
                <text:p>0.986879384211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3714113791">
                <text:p>0.993714113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879384211">
                <text:p>0.986879384211</text:p>
              </table:table-cell>
              <table:table-cell office:value-type="float" office:value="0.987858927792">
                <text:p>0.987858927792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4559178392">
                <text:p>0.994559178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858927792">
                <text:p>0.987858927792</text:p>
              </table:table-cell>
              <table:table-cell office:value-type="float" office:value="0.988350642534">
                <text:p>0.988350642534</text:p>
              </table:table-cell>
              <table:table-cell office:value-type="float" office:value="0.993714113791">
                <text:p>0.993714113791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350642534">
                <text:p>0.988350642534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94559178392">
                <text:p>0.994559178392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94559178392">
                <text:p>0.994559178392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9376114925">
                <text:p>0.989376114925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499712401">
                <text:p>0.99499712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242023941">
                <text:p>0.995242023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242023941">
                <text:p>0.995242023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9745003125">
                <text:p>0.989745003125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242023941">
                <text:p>0.995242023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9499712401">
                <text:p>0.99499712401</text:p>
              </table:table-cell>
              <table:table-cell office:value-type="float" office:value="0.995420970468">
                <text:p>0.99542097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922276181">
                <text:p>0.989922276181</text:p>
              </table:table-cell>
              <table:table-cell office:value-type="float" office:value="0.990062080587">
                <text:p>0.990062080587</text:p>
              </table:table-cell>
              <table:table-cell office:value-type="float" office:value="0.995242023941">
                <text:p>0.995242023941</text:p>
              </table:table-cell>
              <table:table-cell office:value-type="float" office:value="0.995420970468">
                <text:p>0.995420970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062080587">
                <text:p>0.990062080587</text:p>
              </table:table-cell>
              <table:table-cell office:value-type="float" office:value="0.990062080587">
                <text:p>0.990062080587</text:p>
              </table:table-cell>
              <table:table-cell office:value-type="float" office:value="0.995242023941">
                <text:p>0.995242023941</text:p>
              </table:table-cell>
              <table:table-cell office:value-type="float" office:value="0.995420970468">
                <text:p>0.995420970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